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EE000002091946233A63BB472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Heading_20_1" style:list-style-name="">
      <style:paragraph-properties fo:text-align="start" style:justify-single-word="false" fo:keep-together="always" fo:orphans="2" fo:widows="2"/>
    </style:style>
    <style:style style:name="P4" style:family="paragraph" style:parent-style-name="Heading_20_1">
      <style:paragraph-properties fo:break-before="pag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P10" style:family="paragraph" style:parent-style-name="Text_20_body" style:list-style-name="L6">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text-properties officeooo:paragraph-rsid="0013509e"/>
    </style:style>
    <style:style style:name="P12" style:family="paragraph" style:parent-style-name="Text_20_body" style:list-style-name="L7">
      <style:paragraph-properties fo:margin-top="0in" fo:margin-bottom="0in" loext:contextual-spacing="false"/>
    </style:style>
    <style:style style:name="P13" style:family="paragraph" style:parent-style-name="Text_20_body" style:list-style-name="L8">
      <style:paragraph-properties fo:margin-top="0in" fo:margin-bottom="0in" loext:contextual-spacing="false"/>
    </style:style>
    <style:style style:name="P14" style:family="paragraph" style:parent-style-name="Text_20_body" style:list-style-name="L8">
      <style:paragraph-properties fo:margin-top="0in" fo:margin-bottom="0in" loext:contextual-spacing="false"/>
      <style:text-properties fo:font-weight="bold" style:font-weight-asian="bold" style:font-weight-complex="bold"/>
    </style:style>
    <style:style style:name="P15" style:family="paragraph" style:parent-style-name="Text_20_body" style:list-style-name="L9">
      <style:paragraph-properties fo:margin-top="0in" fo:margin-bottom="0in" loext:contextual-spacing="false"/>
    </style:style>
    <style:style style:name="P16" style:family="paragraph" style:parent-style-name="Text_20_body" style:list-style-name="L10">
      <style:paragraph-properties fo:margin-top="0in" fo:margin-bottom="0in" loext:contextual-spacing="false"/>
    </style:style>
    <style:style style:name="P17" style:family="paragraph" style:parent-style-name="Text_20_body" style:list-style-name="L11">
      <style:paragraph-properties fo:margin-top="0in" fo:margin-bottom="0in" loext:contextual-spacing="false"/>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officeooo:rsid="0015324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5f_20_5f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5f_20_5f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5f_20_5f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5f_20_5f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020 NGM By Law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purpose"/>Purpose<text:bookmark-end text:name="purpose"/></text:h>
      <text:p text:style-name="Standard">NGM Club, Inc. (NGM) is organized for the following purposes:</text:p>
      <text:list xml:id="list770005045" text:style-name="L1">
        <text:list-item>
          <text:p text:style-name="P5">To furnish a forum where modular model railroaders can meet, discuss, learn about, and exchange ideas on modular model railroading.</text:p>
        </text:list-item>
        <text:list-item>
          <text:p text:style-name="P5">To organize, sponsor, conduct, and participate in displays, conventions, shows, and other functions relating to the hobby of modular railroading.</text:p>
        </text:list-item>
        <text:list-item>
          <text:p text:style-name="P5">To advance and promote the hobby of model railroading in general, and HO-scale modular model railroading in particular.</text:p>
        </text:list-item>
      </text:list>
      <text:h text:style-name="Heading_20_1" text:outline-level="1"><text:bookmark-start text:name="membership"/>Membership<text:bookmark-end text:name="membership"/></text:h>
      <text:h text:style-name="Heading_20_2" text:outline-level="2"><text:bookmark-start text:name="new-members"/>New Members<text:bookmark-end text:name="new-members"/></text:h>
      <text:p text:style-name="Standard">New members are admitted only by application and approval of the Board of Directors (BOD) and upon payment of the full dues in accordance with Section 5 of these By-laws.</text:p>
      <text:h text:style-name="Heading_20_2" text:outline-level="2"><text:bookmark-start text:name="class-of-membership"/>Class of Membership<text:bookmark-end text:name="class-of-membership"/></text:h>
      <text:p text:style-name="Standard">Class of membership is defined as follows:</text:p>
      <text:list xml:id="list3836229707" text:style-name="L2">
        <text:list-item>
          <text:p text:style-name="P6"><text:span text:style-name="T2">Full:</text:span> A person who has paid the required dues and whose membership application has been approved by the BOD.</text:p>
        </text:list-item>
        <text:list-item>
          <text:p text:style-name="P6"><text:span text:style-name="T2">Associate:</text:span> A person who is related to a Full member, but is not required to pay dues to participate in NGM functions. Such member may elect to become a Full member at any time upon payment of the appropriate dues for such Full membership.</text:p>
        </text:list-item>
        <text:list-item>
          <text:p text:style-name="P6"><text:span text:style-name="T2">Honorary:</text:span> A person selected for special consideration by the BOD because of unusual and/or special service rendered to NGM for a period of one year.</text:p>
        </text:list-item>
      </text:list>
      <text:h text:style-name="Heading_20_1" text:outline-level="1"><text:bookmark-start text:name="officers-and-directors"/>Officers and Directors<text:bookmark-end text:name="officers-and-directors"/></text:h>
      <text:list xml:id="list926495062" text:style-name="L3">
        <text:list-item>
          <text:p text:style-name="P7"><text:span text:style-name="T2">President:</text:span> The President shall have the following responsibilities:</text:p>
          <text:list text:style-name="L4">
            <text:list-item>
              <text:p text:style-name="P8">act as principal executive of the organization,</text:p>
            </text:list-item>
            <text:list-item>
              <text:p text:style-name="P8">preside at business meetings and at the BOD meetings,</text:p>
            </text:list-item>
            <text:list-item>
              <text:p text:style-name="P8">coordinate with the BOD all standing and official committees,</text:p>
            </text:list-item>
            <text:list-item>
              <text:p text:style-name="P8">become an ex-officio member of any such committees,</text:p>
            </text:list-item>
            <text:list-item>
              <text:p text:style-name="P8">dissolve or replace any non-standing committee,</text:p>
            </text:list-item>
            <text:list-item>
              <text:p text:style-name="P8"><text:soft-page-break/>seek the advice and counsel of the BOD and any other interested members in the performance of his office,</text:p>
            </text:list-item>
            <text:list-item>
              <text:p text:style-name="P8">be a co-signer for all NGM bank accounts,</text:p>
            </text:list-item>
            <text:list-item>
              <text:p text:style-name="P8">be responsible for filing the State Corporation Annual Report,</text:p>
            </text:list-item>
            <text:list-item>
              <text:p text:style-name="P8">appoint members to serve on a committee that shall examine the books and records of NGM on an annual basis in order to facilitate the Treasurer's report to the membership at the Annual Meeting.<text:line-break/></text:p>
            </text:list-item>
          </text:list>
        </text:list-item>
        <text:list-item>
          <text:p text:style-name="P7"><text:span text:style-name="T2">Secretary:</text:span> The Secretary shall have the following responsibilities:</text:p>
          <text:list text:style-name="L5">
            <text:list-item>
              <text:p text:style-name="P9">keep the records of the membership,</text:p>
            </text:list-item>
            <text:list-item>
              <text:p text:style-name="P9">record and distribute the attendance and transactions of meetings,</text:p>
            </text:list-item>
            <text:list-item>
              <text:p text:style-name="P9">preserve the permanent files of the organization,</text:p>
            </text:list-item>
            <text:list-item>
              <text:p text:style-name="P9">carry out other functions as may, from time to time, be ordered by the President or the BOD,</text:p>
            </text:list-item>
            <text:list-item>
              <text:p text:style-name="P9">be responsible for all club correspondence with other clubs or individuals.<text:line-break/></text:p>
            </text:list-item>
          </text:list>
        </text:list-item>
        <text:list-item>
          <text:p text:style-name="P7"><text:span text:style-name="T2">Treasurer:</text:span> The Treasurer shall have the following responsibilities:</text:p>
          <text:list text:style-name="L6">
            <text:list-item>
              <text:p text:style-name="P10">collect and ensure proper disbursement of all monies belonging to NGM,</text:p>
            </text:list-item>
            <text:list-item>
              <text:p text:style-name="P10">supervise and maintain financial records of bank accounts in the name of NGM,</text:p>
            </text:list-item>
            <text:list-item>
              <text:p text:style-name="P10">publish a financial record, reporting at business meetings the status of the organization, including corporate net worth,</text:p>
            </text:list-item>
            <text:list-item>
              <text:p text:style-name="P10">be responsible to prepare and submit all annual Federal and State tax returns, as required, in the name of NGM. The Treasurer may use the services of a qualified tax preparer outside of the organization in accomplishing this task.</text:p>
            </text:list-item>
            <text:list-item>
              <text:p text:style-name="P10">prepare and submit to the BOD for approval, an accounting of the organization's current cash balance, anticipated dues, and other revenues and projected expenditures for recurring expenses and major projects for the coming year,</text:p>
            </text:list-item>
            <text:list-item>
              <text:p text:style-name="P10">pay all pre-authorized debts as they accrue without further approval of the BOD,</text:p>
            </text:list-item>
            <text:list-item>
              <text:p text:style-name="P10">pay all bills for material and/or services associated with BOD approved major projects up to the budget amount approved without further approval from the BOD,</text:p>
            </text:list-item>
            <text:list-item>
              <text:p text:style-name="P10">be specifically prohibited from making any payment in excess of fifty dollars ($50.00) to any person, company, or organization for any purchase or services ordered by any member, or others, without prior approval of said expenditure by the BOD,</text:p>
            </text:list-item>
            <text:list-item>
              <text:p text:style-name="P11">maintain a current inventory of all physical property of NGM.<text:line-break/></text:p>
            </text:list-item>
          </text:list>
        </text:list-item>
        <text:list-item>
          <text:p text:style-name="P7"><text:span text:style-name="T2">Directors (4):</text:span> Four regular members shall be elected as Directors. These four Directors, plus the Officers, shall make up the BOD. The BOD shall meet upon summons of the President and shall consider any and all business relating to NGM. The President shall report to the membership at the next regular meeting regarding the results of these deliberations, giving recommendations for membership action as required.</text:p>
        </text:list-item>
      </text:list>
      <text:p text:style-name="Standard"><text:soft-page-break/>The BOD shall have the authority to expend up to one hundred fifty dollars ($150.00); all expenditures greater than one hundred fifty dollars ($150.00) must be approved by the membership at a regular meeting. Any member may attend the BOD meetings.</text:p>
      <text:h text:style-name="Heading_20_1" text:outline-level="1"><text:bookmark-start text:name="election-of-officers-and-directors"/>Election of Officers and Directors<text:bookmark-end text:name="election-of-officers-and-directors"/></text:h>
      <text:h text:style-name="Heading_20_2" text:outline-level="2"><text:bookmark-start text:name="terms-of-office"/>Terms of Office<text:bookmark-end text:name="terms-of-office"/></text:h>
      <text:p text:style-name="Standard">Officers and Directors shall be elected at the Annual Meeting. Terms of office are as follows:</text:p>
      <text:list xml:id="list3494166092" text:style-name="L7">
        <text:list-item>
          <text:p text:style-name="P12"><text:span text:style-name="T2">President:</text:span> 2 year term</text:p>
        </text:list-item>
        <text:list-item>
          <text:p text:style-name="P12"><text:span text:style-name="T2">Treasurer:</text:span> 2 year term</text:p>
        </text:list-item>
        <text:list-item>
          <text:p text:style-name="P12"><text:span text:style-name="T2">Secretary:</text:span> 2 year term</text:p>
        </text:list-item>
        <text:list-item>
          <text:p text:style-name="P12"><text:span text:style-name="T2">Director (4):</text:span> 2 year term<text:line-break/></text:p>
        </text:list-item>
      </text:list>
      <text:p text:style-name="Standard">Half of the Directors shall be elected each year, with two Directors having a term of one year during the first year of operation. The Treasurer shall be elected for one year for the first year of operation, with subsequent terms being two years. No Officer or Director shall be elected to the same office for more than two successive terms.</text:p>
      <text:h text:style-name="Heading_20_2" text:outline-level="2"><text:bookmark-start text:name="replacement"/>Replacement<text:bookmark-end text:name="replacement"/></text:h>
      <text:p text:style-name="Standard">In case of resignation, incapacity, or death of any Officer or Director, the BOD shall immediately appoint a replacement to serve until the end of the term of the vacated position.</text:p>
      <text:h text:style-name="Heading_20_2" text:outline-level="2"><text:bookmark-start text:name="nomination"/>Nomination<text:bookmark-end text:name="nomination"/></text:h>
      <text:p text:style-name="Standard">A slate of candidates shall be drawn from the general membership by a nominating committee and presented at the Annual Meeting. Nominations from the floor will be solicited. Non-present nominees must have given prior approval for nomination. If only one candidate is offered, the office may be declared filled following an approval motion to close the nominations. The President and Directors shall select non-office-holding members to serve on the nominating committee.</text:p>
      <text:h text:style-name="Heading_20_2" text:outline-level="2"><text:bookmark-start text:name="election"/>Election<text:bookmark-end text:name="election"/></text:h>
      <text:p text:style-name="Standard">A majority vote of the membership present or by proxy at the Annual Meeting shall elect Officers and Directors.</text:p>
      <text:h text:style-name="P3" text:outline-level="1"/>
      <text:h text:style-name="P4" text:outline-level="1"><text:bookmark-start text:name="dues-rights-and-responsibilities-of-members"/>Dues, Rights, and Responsibilities of Members<text:bookmark-end text:name="dues-rights-and-responsibilities-of-members"/></text:h>
      <text:h text:style-name="Heading_20_2" text:outline-level="2"><text:bookmark-start text:name="dues"/>Dues<text:bookmark-end text:name="dues"/></text:h>
      <text:p text:style-name="Standard">The dues for the various classes of membership are:</text:p>
      <text:list xml:id="list1565649563" text:style-name="L8">
        <text:list-item>
          <text:p text:style-name="P14">Full:</text:p>
          <text:list text:style-name="L9">
            <text:list-item>
              <text:p text:style-name="P15">One year membership: $48.00 (forty eight dollars)</text:p>
            </text:list-item>
            <text:list-item>
              <text:p text:style-name="P15">Three year membership: $125.00 (one hundred twenty five dollars)</text:p>
            </text:list-item>
            <text:list-item>
              <text:p text:style-name="P15">Five year membership: $200.00 (two hundred dollars)</text:p>
            </text:list-item>
            <text:list-item>
              <text:p text:style-name="P15">Lifetime membership: $1,000.00 (one thousand dollars)</text:p>
            </text:list-item>
          </text:list>
        </text:list-item>
        <text:list-item>
          <text:p text:style-name="P13"><text:span text:style-name="T2">Associate:</text:span> None</text:p>
        </text:list-item>
        <text:list-item>
          <text:p text:style-name="P13"><text:span text:style-name="T2">Honorary:</text:span> None<text:line-break/></text:p>
        </text:list-item>
      </text:list>
      <text:p text:style-name="Standard">The BOD may, at its discretion, accept additional monthly pro-rated dues payments from new member applicants provided that at least one full year membership is also paid.</text:p>
      <text:h text:style-name="Heading_20_2" text:outline-level="2"><text:bookmark-start text:name="payment"/>Payment<text:bookmark-end text:name="payment"/></text:h>
      <text:p text:style-name="Standard">A member in good standing is defined as one who has paid the dues for the membership class in full, and who has paid said yearly dues in advance through the membership year in which said yearly dues are due and payable. The membership year shall begin on April 1 and run through March 31 the following year.</text:p>
      <text:h text:style-name="Heading_20_2" text:outline-level="2"><text:bookmark-start text:name="dues-notification"/>Dues Notification<text:bookmark-end text:name="dues-notification"/></text:h>
      <text:p text:style-name="Standard">A Full member who is more than one (1) month delinquent in dues shall be notified by the Treasurer to make payment. If there is no response within thirty (30) days of the mailing of said notice to the postal or email address last submitted by the member, such member shall be automatically dropped from the membership without further notice. At the Treasurer's discretion, email notification shall be considered sufficient.</text:p>
      <text:h text:style-name="Heading_20_2" text:outline-level="2"><text:bookmark-start text:name="rights-and-responsibilities"/>Rights and Responsibilities<text:bookmark-end text:name="rights-and-responsibilities"/></text:h>
      <text:p text:style-name="Standard">The rights and responsibilities of membership shall be as follows:</text:p>
      <text:list xml:id="list2197282822" text:style-name="L10">
        <text:list-item>
          <text:p text:style-name="P16"><text:span text:style-name="T2">Full:</text:span> Full members shall have all rights and privileges available to any member, including, but not limited to, the right to vote on all matters before the membership and eligibility for election as an Officer or Director.</text:p>
        </text:list-item>
        <text:list-item>
          <text:p text:style-name="P16"><text:span text:style-name="T2">Associate:</text:span> Associate members shall have all rights and privileges of Full members, except the rights to vote and to be elected as an Officer or Director. Associate members will not receive official postal mailed correspondence from NGM.</text:p>
        </text:list-item>
        <text:list-item>
          <text:p text:style-name="P16"><text:span text:style-name="T2">Honorary:</text:span> Honorary members shall have the same rights and privileges as Full members, except the right to be elected as an Officer or a Director.</text:p>
        </text:list-item>
      </text:list>
      <text:h text:style-name="Heading_20_1" text:outline-level="1"><text:bookmark-start text:name="meetings"/><text:soft-page-break/>Meetings<text:bookmark-end text:name="meetings"/></text:h>
      <text:h text:style-name="Heading_20_2" text:outline-level="2"><text:bookmark-start text:name="annual-meeting"/>Annual Meeting<text:bookmark-end text:name="annual-meeting"/></text:h>
      <text:p text:style-name="Standard">One annual business meeting shall be held for the purpose of electing Officers and Directors, and for the presentation of business deemed necessary by the BOD.</text:p>
      <text:h text:style-name="Heading_20_2" text:outline-level="2"><text:bookmark-start text:name="special-meetings"/>Special Meetings<text:bookmark-end text:name="special-meetings"/></text:h>
      <text:p text:style-name="Standard">Special meetings of the general membership may be called by the President with BOD approval.</text:p>
      <text:h text:style-name="Heading_20_2" text:outline-level="2"><text:bookmark-start text:name="quorum"/>Quorum<text:bookmark-end text:name="quorum"/></text:h>
      <text:p text:style-name="Standard">A quorum for conduct of business at a regular monthly or Annual Meeting shall be the Full members in good standing actually present. Full members not present may vote by proxy, which shall be sent to all members prior to any regular or Annual Meeting.</text:p>
      <text:h text:style-name="Heading_20_2" text:outline-level="2"><text:bookmark-start text:name="meeting-procedures"/>Meeting Procedures<text:bookmark-end text:name="meeting-procedures"/></text:h>
      <text:p text:style-name="Standard">Any business properly presented before any regular or special meeting may be conducted. Robert's Rules of Order will govern the conduct of the meeting not expressly covered in these By-Laws. The President shall have the authority to decide on all questions of procedure.</text:p>
      <text:h text:style-name="Heading_20_2" text:outline-level="2"><text:bookmark-start text:name="bod-meetings"/>BOD Meetings<text:bookmark-end text:name="bod-meetings"/></text:h>
      <text:h text:style-name="Heading_20_3" text:outline-level="3"><text:bookmark-start text:name="bod-meetings-1"/>BOD Meetings<text:bookmark-end text:name="bod-meetings-1"/></text:h>
      <text:p text:style-name="Standard">BOD meetings shall be called by the President with concurrence by the BOD.</text:p>
      <text:h text:style-name="Heading_20_3" text:outline-level="3"><text:bookmark-start text:name="purpose-1"/>Purpose<text:bookmark-end text:name="purpose-1"/></text:h>
      <text:p text:style-name="Standard">The BOD shall meet as needed, but at least annually, at a time, place and manner designated by the President. The purpose of these meetings shall be:</text:p>
      <text:list xml:id="list1656680898" text:style-name="L11">
        <text:list-item>
          <text:p text:style-name="P17">to develop organizational policies, budgets and recommended expenditures, contracts, leases, insurance coverage, and other matters for vote by the general membership, and</text:p>
        </text:list-item>
        <text:list-item>
          <text:p text:style-name="P17">to provide direction and guidance to NGM in accordance with the Articles of Incorporation and the Georgia Business Code for non-profit corporations.</text:p>
        </text:list-item>
      </text:list>
      <text:h text:style-name="Heading_20_3" text:outline-level="3"><text:bookmark-start text:name="bod-quorum"/>BOD Quorum<text:bookmark-end text:name="bod-quorum"/></text:h>
      <text:p text:style-name="Standard">A quorum of the BOD shall consist of a simple majority of Officers and/or Directors present. No business shall be conducted by the BOD without a quorum present.</text:p>
      <text:h text:style-name="Heading_20_1" text:outline-level="1"><text:bookmark-start text:name="club-events"/><text:soft-page-break/>Club Events<text:bookmark-end text:name="club-events"/></text:h>
      <text:h text:style-name="Heading_20_2" text:outline-level="2"><text:bookmark-start text:name="times-and-places"/>Times and Places<text:bookmark-end text:name="times-and-places"/></text:h>
      <text:p text:style-name="Standard">Times and places for club events will be determined by the BOD.</text:p>
      <text:h text:style-name="Heading_20_2" text:outline-level="2"><text:bookmark-start text:name="club-events-1"/>Club Events<text:bookmark-end text:name="club-events-1"/></text:h>
      <text:p text:style-name="Standard">The President shall appoint a standing committee to investigate, negotiate, and package all proposed events for presentation to the BOD for approval. This committee shall ensure compliance for any contractual obligations.</text:p>
      <text:h text:style-name="Heading_20_1" text:outline-level="1"><text:bookmark-start text:name="standards"/>Standards<text:bookmark-end text:name="standards"/></text:h>
      <text:h text:style-name="Heading_20_2" text:outline-level="2"><text:bookmark-start text:name="club-owned-property"/>Club Owned Property<text:bookmark-end text:name="club-owned-property"/></text:h>
      <text:p text:style-name="Standard">Use and modification of club modules and equipment shall be governed by the BOD.</text:p>
      <text:h text:style-name="Heading_20_2" text:outline-level="2"><text:bookmark-start text:name="standards-and-events"/>Standards and Events<text:bookmark-end text:name="standards-and-events"/></text:h>
      <text:p text:style-name="Standard">Current module standards and guidelines shall prevail at all NGM sponsored events.</text:p>
      <text:h text:style-name="Heading_20_2" text:outline-level="2"><text:bookmark-start text:name="standards-committee"/>Standards Committee<text:bookmark-end text:name="standards-committee"/></text:h>
      <text:p text:style-name="Standard">There shall be a standing committee responsible for module standards and operational practices. This committee shall review and update the Standards and Practices document by presenting changes to the membership for vote and approval.</text:p>
      <text:h text:style-name="Heading_20_1" text:outline-level="1"><text:bookmark-start text:name="amendments"/>Amendments<text:bookmark-end text:name="amendments"/></text:h>
      <text:p text:style-name="Standard">These By-Laws may be amended by an approved motion at any regular, special, or Annual Meeting of the membership, and a majority vote of the membership at any subsequent called meeting provided that advanced written notification is given of proposed By-Law changes and date of such vo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class="text" style:master-page-name="">
      <style:paragraph-properties fo:margin-top="0.3335in" fo:margin-bottom="0in" loext:contextual-spacing="false" fo:keep-together="always" style:page-number="auto" fo:break-before="auto" fo:break-after="auto" fo:keep-with-next="always"/>
      <style:text-properties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25in" fo:margin-right="0in" fo:margin-top="0.139in" fo:margin-bottom="0in" loext:contextual-spacing="false" fo:text-indent="0in" style:auto-text-indent="false" fo:break-before="auto" fo:break-after="auto"/>
      <style:text-properties fo:font-weight="normal" style:font-weight-asian="normal" style:font-weight-complex="normal"/>
    </style:style>
    <style:style style:name="Heading_20_3" style:display-name="Heading 3" style:family="paragraph" style:parent-style-name="Heading_20_2"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25in" fo:margin-right="0in" fo:text-indent="0in" style:auto-text-indent="false"/>
      <style:text-properties fo:font-weight="normal" style:font-weight-asian="normal" style:font-weight-complex="normal"/>
    </style:style>
    <style:style style:name="Heading_20_5" style:display-name="Heading 5" style:family="paragraph" style:parent-style-name="Heading_20_4" style:next-style-name="Text_20_body" style:default-outline-level="5" style:class="text">
      <style:paragraph-properties fo:margin-left="0.25in" fo:margin-right="0in" fo:text-indent="0in" style:auto-text-indent="false"/>
      <style:text-properties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master-page-name="">
      <style:paragraph-properties fo:margin-top="0.3335in" fo:margin-bottom="0.1665in" loext:contextual-spacing="false" fo:text-align="center" style:justify-single-word="false" fo:keep-together="always" style:page-number="auto" style:border-line-width-top="0.0071in 0.0071in 0.0071in" style:border-line-width-bottom="0.0071in 0.0071in 0.0071in" fo:padding-left="0in" fo:padding-right="0in" fo:padding-top="0.0138in" fo:padding-bottom="0.0138in" fo:border-left="none" fo:border-right="none" fo:border-top="1.5pt double #000000" fo:border-bottom="1.5pt double #000000" fo:keep-with-next="always"/>
      <style:text-properties fo:font-size="26pt" fo:font-weight="bold" style:font-name-asian="Cambria1" style:font-family-asian="Cambria" style:font-family-generic-asian="system" style:font-pitch-asian="variable" style:font-size-asian="26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list-style-name="">
      <style:paragraph-properties fo:margin-top="0.1665in" fo:margin-bottom="0in" loext:contextual-spacing="false" fo:line-height="108%"/>
      <style:text-properties fo:color="#365f91" fo:font-weight="normal" style:font-weight-asian="normal" style:font-weight-complex="norm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style style:name="Numbering_5f_20_5f_Symbols" style:display-name="Numbering_20_Symbols" style:family="text"/>
    <style:style style:name="Bullet_5f_20_5f_Symbols" style:display-name="Bullet_20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25in" fo:margin-left="0.5in"/>
        </style:list-level-properties>
      </text:outline-level-style>
      <text:outline-level-style text:level="3" style:num-format="1" text:display-levels="3">
        <style:list-level-properties text:list-level-position-and-space-mode="label-alignment">
          <style:list-level-label-alignment text:label-followed-by="listtab" fo:text-indent="-0.25in" fo:margin-left="0.75in"/>
        </style:list-level-properties>
      </text:outline-level-style>
      <text:outline-level-style text:level="4" style:num-format="1" text:display-levels="4">
        <style:list-level-properties text:list-level-position-and-space-mode="label-alignment">
          <style:list-level-label-alignment text:label-followed-by="listtab" fo:text-indent="-0.25in" fo:margin-left="1in"/>
        </style:list-level-properties>
      </text:outline-level-style>
      <text:outline-level-style text:level="5" style:num-format="1" text:display-levels="5">
        <style:list-level-properties text:list-level-position-and-space-mode="label-alignment">
          <style:list-level-label-alignment text:label-followed-by="listtab" fo:text-indent="-0.25in" fo:margin-left="1.25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GM-Headings_20_List" style:display-name="NGM-Headings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20pt" style:font-size-asian="20pt" style:font-size-complex="20pt"/>
    </style:style>
    <style:style style:name="MT2" style:family="text">
      <style:text-properties officeooo:rsid="0015324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Picture 1" text:anchor-type="as-char" svg:width="0.6717in" svg:height="0.7083in" draw:z-index="5"><draw:image xlink:href="Pictures/10000201000001EE000002091946233A63BB4729.png" xlink:type="simple" xlink:show="embed" xlink:actuate="onLoad" loext:mime-type="image/png"/></draw:frame><text:tab/><text:span text:style-name="MT1">NGM Club, Inc.</text:span></text:p>
      </style:header>
      <style:footer>
        <text:p text:style-name="MP2">Re<text:span text:style-name="MT2">vised:</text:span> <text:user-defined style:data-style-name="N0" text:name="revised">July 23, 2020</text:user-defined><text:user-defined style:data-style-name="N0" text:name="Document number"/><text:tab/><text:title>2020 NGM By Laws</text:title><text:tab/>Page <text:page-number text:select-page="current">6</text:page-number><text:s/>of <text:page-count>6</text:page-count></text:p>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2020 NGM By Laws</dc:title>
    <meta:creation-date>2020-07-24T14:05:23Z</meta:creation-date>
    <dc:date>2020-07-24T10:09:34.146000000</dc:date>
    <meta:editing-duration>PT4M5S</meta:editing-duration>
    <meta:editing-cycles>2</meta:editing-cycles>
    <meta:document-statistic meta:table-count="0" meta:image-count="1" meta:object-count="0" meta:page-count="6" meta:paragraph-count="111" meta:word-count="1763" meta:character-count="10561" meta:non-whitespace-character-count="8984"/>
    <meta:user-defined meta:name="document number">2000723</meta:user-defined>
    <meta:user-defined meta:name="ratified">20.07.23</meta:user-defined>
    <meta:user-defined meta:name="revised">July 23, 2020</meta:user-defined>
    <meta:user-defined meta:name="updated">20.07.24</meta:user-defined>
  </office:meta>
</office:document-meta>
</file>